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5.076cm"/>
    </style:style>
    <style:style style:name="co10" style:family="table-column">
      <style:table-column-properties fo:break-before="auto" style:column-width="6.048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3.912cm"/>
    </style:style>
    <style:style style:name="co13" style:family="table-column">
      <style:table-column-properties fo:break-before="auto" style:column-width="3.328cm"/>
    </style:style>
    <style:style style:name="co14" style:family="table-column">
      <style:table-column-properties fo:break-before="auto" style:column-width="10.48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req Indegree x Freq Outdegree" table:style-name="ta1" table:print="false">
        <table:shapes>
          <draw:frame draw:z-index="0" draw:style-name="gr1" svg:width="16.657cm" svg:height="9.287cm" svg:x="39.274cm" svg:y="0.714cm">
            <draw:object draw:notify-on-update-of-ranges="'Freq Indegree x Freq Outdegree'.L1:'Freq Indegree x Freq Outdegree'.L1 'Freq Indegree x Freq Outdegree'.L2:'Freq Indegree x Freq Outdegree'.L126 'Freq Indegree x Freq Outdegree'.M1:'Freq Indegree x Freq Outdegree'.M1 'Freq Indegree x Freq Outdegree'.M2:'Freq Indegree x Freq Outdegree'.M126 'Freq Indegree x Freq Outdegree'.N1:'Freq Indegree x Freq Outdegree'.N1 'Freq Indegree x Freq Outdegree'.N2:'Freq Indegree x Freq Outdegree'.N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<text:s/>Frequencia Indegree </text:p>
          </table:table-cell>
          <table:table-cell office:value-type="string">
            <text:p><text:s/>Frequencia Outdegree <text:s/>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asker-replier indegree" table:style-name="ta1" table:print="false">
        <table:shapes>
          <draw:frame draw:z-index="0" draw:style-name="gr1" svg:width="15.999cm" svg:height="8.999cm" svg:x="8.17cm" svg:y="0.1cm">
            <draw:object draw:notify-on-update-of-ranges="'asker-replier indegree'.A1:'asker-replier indegree'.A1 'asker-replier indegree'.A2:'asker-replier indegree'.A90 'asker-replier indegree'.B1:'asker-replier indegree'.B1 'asker-replier indegree'.B2:'asker-replier indegree'.B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</table:table-row>
      </table:table>
      <table:table table:name="bow tie structure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Dados Gera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de mensagens</text:p>
          </table:table-cell>
          <table:table-cell office:value-type="float" office:value="97867">
            <text:p>97867</text:p>
          </table:table-cell>
          <table:table-cell/>
        </table:table-row>
        <table:table-row table:style-name="ro1">
          <table:table-cell office:value-type="string">
            <text:p>Total de threads</text:p>
          </table:table-cell>
          <table:table-cell office:value-type="float" office:value="15357">
            <text:p>15357</text:p>
          </table:table-cell>
          <table:table-cell/>
        </table:table-row>
        <table:table-row table:style-name="ro1">
          <table:table-cell office:value-type="string">
            <text:p>Total de nodes</text:p>
          </table:table-cell>
          <table:table-cell office:value-type="float" office:value="7598">
            <text:p>7598</text:p>
          </table:table-cell>
          <table:table-cell/>
        </table:table-row>
        <table:table-row table:style-name="ro1">
          <table:table-cell office:value-type="string">
            <text:p>Total de edges</text:p>
          </table:table-cell>
          <table:table-cell office:value-type="float" office:value="24745">
            <text:p>24745</text:p>
          </table:table-cell>
          <table:table-cell/>
        </table:table-row>
        <table:table-row table:style-name="ro1">
          <table:table-cell office:value-type="string">
            <text:p>Numero de SCC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numero de n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: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Out: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Core: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percentag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24.7433535141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24.34851276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15.8462753356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35.0618583838</text:p>
          </table:table-cell>
          <table:table-cell office:value-type="string">
            <text:p>%</text:p>
          </table:table-cell>
        </table:table-row>
      </table:table>
      <table:table table:name="HR" table:style-name="ta1">
        <table:table-column table:style-name="co7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node </text:p>
          </table:table-cell>
          <table:table-cell office:value-type="string">
            <text:p><text:s/>HR </text:p>
          </table:table-cell>
          <table:table-cell office:value-type="string">
            <text:p><text:s/>Indegree </text:p>
          </table:table-cell>
          <table:table-cell office:value-type="string">
            <text:p><text:s/>Answer Num </text:p>
          </table:table-cell>
          <table:table-cell office:value-type="string">
            <text:p><text:s/>Like </text:p>
          </table:table-cell>
          <table:table-cell table:number-columns-repeated="3"/>
          <table:table-cell office:value-type="string">
            <text:p>Categorias HR</text:p>
          </table:table-cell>
          <table:table-cell table:number-columns-repeated="2"/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ewbie</text:p>
          </table:table-cell>
          <table:table-cell office:value-type="string">
            <text:p>Just starting to learn Java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Java learner</text:p>
          </table:table-cell>
          <table:table-cell office:value-type="string">
            <text:p>Knows basic concepts and can program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Java user</text:p>
          </table:table-cell>
          <table:table-cell office:value-type="string">
            <text:p>Knows advanced Java. Can program relativy well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Java profissiomal</text:p>
          </table:table-cell>
          <table:table-cell office:value-type="string">
            <text:p>Can answer all or most Java concept. 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Top Java expert</text:p>
          </table:table-cell>
          <table:table-cell office:value-type="string">
            <text:p>Knows the core Java theory and related advanced topics deeply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R X Indegree</text:p>
          </table:table-cell>
          <table:table-cell table:formula="of:=CORREL([.B2:.B30];[.C2:.C30])" office:value-type="float" office:value="0.81140743150774">
            <text:p>0,81</text:p>
          </table:table-cell>
          <table:table-cell/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HR X Answer Num</text:p>
          </table:table-cell>
          <table:table-cell table:formula="of:=CORREL([.B2:.B30];[.D2:.D30])" office:value-type="float" office:value="0.772022852798832">
            <text:p>0,77</text:p>
          </table:table-cell>
          <table:table-cell/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HR X Like</text:p>
          </table:table-cell>
          <table:table-cell table:formula="of:=CORREL([.B2:.B30];[.E2:.E30])" office:value-type="float" office:value="0.737471587580586">
            <text:p>0,74</text:p>
          </table:table-cell>
          <table:table-cell/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0554967234">
            <text:p>10000055496723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100000132246191">
            <text:p>1000001322461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0309022346">
            <text:p>100000309022346</text:p>
          </table:table-cell>
          <table:table-cell table:number-columns-repeated="4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655433491">
            <text:p>16554334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0246177569">
            <text:p>100000246177569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2273858886">
            <text:p>10000227385888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1784446626">
            <text:p>178444662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-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float" office:value="1015179002">
            <text:p>1015179002</text:p>
          </table:table-cell>
          <table:table-cell table:number-columns-repeated="4" office:value-type="float" office:value="-0">
            <text:p>0</text:p>
          </table:table-cell>
          <table:table-cell table:number-columns-repeated="6"/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-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082018709">
            <text:p>1082018709</text:p>
          </table:table-cell>
          <table:table-cell office:value-type="float" office:value="-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-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00005401593847">
            <text:p>100005401593847</text:p>
          </table:table-cell>
          <table:table-cell table:number-columns-repeated="3" office:value-type="float" office:value="-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-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0417628617">
            <text:p>100000417628617</text:p>
          </table:table-cell>
          <table:table-cell table:number-columns-repeated="3" office:value-type="float" office:value="-0">
            <text:p>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585729145">
            <text:p>1585729145</text:p>
          </table:table-cell>
          <table:table-cell office:value-type="float" office:value="-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288957433">
            <text:p>1288957433</text:p>
          </table:table-cell>
          <table:table-cell table:number-columns-repeated="4" office:value-type="float" office:value="-0">
            <text:p>0</text:p>
          </table:table-cell>
          <table:table-cell table:number-columns-repeated="6"/>
        </table:table-row>
        <table:table-row table:style-name="ro1">
          <table:table-cell office:value-type="float" office:value="1428230173">
            <text:p>1428230173</text:p>
          </table:table-cell>
          <table:table-cell table:number-columns-repeated="4" office:value-type="float" office:value="-0">
            <text:p>0</text:p>
          </table:table-cell>
          <table:table-cell table:number-columns-repeated="6"/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-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-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100002590350644">
            <text:p>100002590350644</text:p>
          </table:table-cell>
          <table:table-cell table:number-columns-repeated="4" office:value-type="float" office:value="-0">
            <text:p>0</text:p>
          </table:table-cell>
          <table:table-cell table:number-columns-repeated="6"/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-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750145481">
            <text:p>750145481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1082885921">
            <text:p>100001082885921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485265707">
            <text:p>1485265707</text:p>
          </table:table-cell>
          <table:table-cell office:value-type="float" office:value="-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-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</table:table>
      <table:database-ranges>
        <table:database-range table:name="__Anonymous_Sheet_DB__0" table:target-range-address="'Freq Indegree x Freq Outdegree'.L1:'Freq Indegree x Freq Outdegree'.N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21/07/2013</text:date>, <text:time>01:1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01:14:00.35</dc:date>
    <meta:generator>LibreOffice/3.4$Win32 LibreOffice_project/340m1$Build-502</meta:generator>
    <meta:editing-duration>P2DT6H36M11S</meta:editing-duration>
    <meta:editing-cycles>19</meta:editing-cycles>
    <meta:document-statistic meta:table-count="4" meta:cell-count="12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8cm" svg:height="9.288cm" xlink:href=".." xlink:type="simple" chart:class="chart:line" chart:style-name="ch1">
        <chart:legend chart:legend-position="end" svg:x="11.61cm" svg:y="4.07cm" style:legend-expansion="high" chart:style-name="ch2"/>
        <chart:plot-area chart:style-name="ch3" table:cell-range-address="'Freq Indegree x Freq Outdegree'.L1:'Freq Indegree x Freq Outdegree'.N126" chart:data-source-has-labels="both" svg:x="0.783cm" svg:y="0.875cm" svg:width="10.161cm" svg:height="7.808cm">
          <chartooo:coordinate-region svg:x="1.96cm" svg:y="1.087cm" svg:width="8.984cm" svg:height="6.499cm"/>
          <chart:axis chart:dimension="x" chart:name="primary-x" chart:style-name="ch4" chartooo:axis-type="auto">
            <chartooo:date-scale/>
            <chart:categories table:cell-range-address="'Freq Indegree x Freq Outdegree'.L2:'Freq Indegree x Freq Outdegree'.L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q Indegree x Freq Outdegree'.M2:'Freq Indegree x Freq Outdegree'.M126" chart:label-cell-address="'Freq Indegree x Freq Outdegree'.M1:'Freq Indegree x Freq Outdegree'.M1" chart:class="chart:line">
            <chart:data-point chart:repeated="125"/>
          </chart:series>
          <chart:series chart:style-name="ch8" chart:values-cell-range-address="'Freq Indegree x Freq Outdegree'.N2:'Freq Indegree x Freq Outdegree'.N126" chart:label-cell-address="'Freq Indegree x Freq Outdegree'.N1:'Freq Indegree x Freq Outdegree'.N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requencia Indegree </text:p>
                <draw:g>
                  <svg:desc>'Freq Indegree x Freq Outdegree'.M1:'Freq Indegree x Freq Outdegree'.M1</svg:desc>
                </draw:g>
              </table:table-cell>
              <table:table-cell office:value-type="string">
                <text:p> Frequencia Outdegree  </text:p>
                <draw:g>
                  <svg:desc>'Freq Indegree x Freq Outdegree'.N1:'Freq Indegree x Freq Outdegree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req Indegree x Freq Outdegree'.L2:'Freq Indegree x Freq Outdegree'.L126</svg:desc>
                </draw:g>
              </table:table-cell>
              <table:table-cell office:value-type="float" office:value="3478">
                <text:p>3478</text:p>
                <draw:g>
                  <svg:desc>'Freq Indegree x Freq Outdegree'.M2:'Freq Indegree x Freq Outdegree'.M126</svg:desc>
                </draw:g>
              </table:table-cell>
              <table:table-cell office:value-type="float" office:value="4248">
                <text:p>4248</text:p>
                <draw:g>
                  <svg:desc>'Freq Indegree x Freq Outdegree'.N2:'Freq Indegree x Freq Outdegree'.N1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64">
                <text:p>66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93cm" svg:y="3.926cm" style:legend-expansion="high" chart:style-name="ch2"/>
        <chart:plot-area chart:style-name="ch3" table:cell-range-address="'asker-replier indegree'.A1:'asker-replier indegree'.B90" chart:data-source-has-labels="row" svg:x="0.77cm" svg:y="0.855cm" svg:width="9.383cm" svg:height="7.545cm">
          <chartooo:coordinate-region svg:x="1.947cm" svg:y="1.067cm" svg:width="8.11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ker-replier indegree'.A2:'asker-replier indegree'.A90" chart:label-cell-address="'asker-replier indegree'.A1:'asker-replier indegree'.A1" chart:class="chart:line">
            <chart:data-point chart:repeated="89"/>
          </chart:series>
          <chart:series chart:style-name="ch8" chart:values-cell-range-address="'asker-replier indegree'.B2:'asker-replier indegree'.B90" chart:label-cell-address="'asker-replier indegree'.B1:'asker-replier indegree'.B1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ker indegree </text:p>
                <draw:g>
                  <svg:desc>'asker-replier indegree'.A1:'asker-replier indegree'.A1</svg:desc>
                </draw:g>
              </table:table-cell>
              <table:table-cell office:value-type="string">
                <text:p> replier median indegree  </text:p>
                <draw:g>
                  <svg:desc>'asker-replier indegree'.B1:'asker-replier indegre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sker-replier indegree'.A2:'asker-replier indegree'.A90</svg:desc>
                </draw:g>
              </table:table-cell>
              <table:table-cell office:value-type="float" office:value="55">
                <text:p>55</text:p>
                <draw:g>
                  <svg:desc>'asker-replier indegree'.B2:'asker-replier indegree'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">
                <text:p>4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2">
                <text:p>1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2">
                <text:p>1712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